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fca9f"/>
    </style:style>
    <style:style style:name="P2" style:family="paragraph" style:parent-style-name="Standard">
      <style:text-properties officeooo:rsid="002d83c3" officeooo:paragraph-rsid="002d83c3"/>
    </style:style>
    <style:style style:name="P3" style:family="paragraph" style:parent-style-name="Standard">
      <style:text-properties officeooo:paragraph-rsid="002d83c3"/>
    </style:style>
    <style:style style:name="P4" style:family="paragraph" style:parent-style-name="Standard" style:list-style-name="L1">
      <style:text-properties officeooo:paragraph-rsid="00411527"/>
    </style:style>
    <style:style style:name="P5" style:family="paragraph" style:parent-style-name="Standard" style:list-style-name="L1">
      <style:text-properties officeooo:paragraph-rsid="0042b106"/>
    </style:style>
    <style:style style:name="P6" style:family="paragraph" style:parent-style-name="Standard" style:list-style-name="L1">
      <style:text-properties officeooo:paragraph-rsid="0046be29"/>
    </style:style>
    <style:style style:name="P7" style:family="paragraph" style:parent-style-name="Standard" style:list-style-name="L1">
      <style:text-properties officeooo:paragraph-rsid="00478e00"/>
    </style:style>
    <style:style style:name="P8" style:family="paragraph" style:parent-style-name="Standard" style:list-style-name="L1">
      <style:text-properties officeooo:rsid="002d83c3" officeooo:paragraph-rsid="002d83c3"/>
    </style:style>
    <style:style style:name="P9" style:family="paragraph" style:parent-style-name="Standard" style:list-style-name="L1">
      <style:text-properties officeooo:rsid="003b53e1" officeooo:paragraph-rsid="003b53e1" fo:background-color="transparent"/>
    </style:style>
    <style:style style:name="P10" style:family="paragraph" style:parent-style-name="Standard" style:list-style-name="L1">
      <style:text-properties officeooo:rsid="00337cd5" officeooo:paragraph-rsid="00337cd5" fo:background-color="transparent"/>
    </style:style>
    <style:style style:name="P11" style:family="paragraph" style:parent-style-name="Standard" style:list-style-name="L1">
      <style:text-properties officeooo:paragraph-rsid="00337cd5" fo:background-color="transparent"/>
    </style:style>
    <style:style style:name="P12" style:family="paragraph" style:parent-style-name="Standard" style:list-style-name="L1">
      <style:text-properties officeooo:paragraph-rsid="003f44ca" fo:background-color="transparent"/>
    </style:style>
    <style:style style:name="P13" style:family="paragraph" style:parent-style-name="Standard" style:list-style-name="L1">
      <style:text-properties officeooo:rsid="003f0e0b" officeooo:paragraph-rsid="003f0e0b" fo:background-color="transparent"/>
    </style:style>
    <style:style style:name="P14" style:family="paragraph" style:parent-style-name="Standard" style:list-style-name="L1">
      <style:text-properties officeooo:rsid="0034182c" officeooo:paragraph-rsid="003f0e0b" fo:background-color="#ffff00"/>
    </style:style>
    <style:style style:name="P15" style:family="paragraph" style:parent-style-name="Standard" style:list-style-name="L1">
      <style:text-properties officeooo:rsid="00478e00" officeooo:paragraph-rsid="00478e00" fo:background-color="#ffff00"/>
    </style:style>
    <style:style style:name="P16" style:family="paragraph" style:parent-style-name="Standard" style:list-style-name="L1">
      <style:text-properties officeooo:rsid="002d83c3" officeooo:paragraph-rsid="002d83c3" fo:background-color="#ffff00"/>
    </style:style>
    <style:style style:name="P17" style:family="paragraph" style:parent-style-name="Standard" style:list-style-name="L1">
      <style:text-properties officeooo:paragraph-rsid="003f0e0b" fo:background-color="#ffff00"/>
    </style:style>
    <style:style style:name="T1" style:family="text">
      <style:text-properties officeooo:rsid="002d83c3"/>
    </style:style>
    <style:style style:name="T2" style:family="text">
      <style:text-properties officeooo:rsid="001fca9f"/>
    </style:style>
    <style:style style:name="T3" style:family="text">
      <style:text-properties officeooo:rsid="002efe50"/>
    </style:style>
    <style:style style:name="T4" style:family="text">
      <style:text-properties officeooo:rsid="0030c9a4"/>
    </style:style>
    <style:style style:name="T5" style:family="text">
      <style:text-properties officeooo:rsid="00337cd5"/>
    </style:style>
    <style:style style:name="T6" style:family="text">
      <style:text-properties officeooo:rsid="0034182c"/>
    </style:style>
    <style:style style:name="T7" style:family="text">
      <style:text-properties officeooo:rsid="0039dbb3"/>
    </style:style>
    <style:style style:name="T8" style:family="text">
      <style:text-properties officeooo:rsid="003b53e1"/>
    </style:style>
    <style:style style:name="T9" style:family="text">
      <style:text-properties officeooo:rsid="003b7a67"/>
    </style:style>
    <style:style style:name="T10" style:family="text">
      <style:text-properties officeooo:rsid="003cbfe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9dbb3" fo:background-color="transparent" loext:char-shading-value="0"/>
    </style:style>
    <style:style style:name="T13" style:family="text">
      <style:text-properties officeooo:rsid="0034182c" fo:background-color="transparent" loext:char-shading-value="0"/>
    </style:style>
    <style:style style:name="T14" style:family="text">
      <style:text-properties officeooo:rsid="004090e5" fo:background-color="transparent" loext:char-shading-value="0"/>
    </style:style>
    <style:style style:name="T15" style:family="text">
      <style:text-properties officeooo:rsid="003f44ca" fo:background-color="transparent" loext:char-shading-value="0"/>
    </style:style>
    <style:style style:name="T16" style:family="text">
      <style:text-properties officeooo:rsid="0034182c" fo:background-color="#ffff00" loext:char-shading-value="0"/>
    </style:style>
    <style:style style:name="T17" style:family="text">
      <style:text-properties officeooo:rsid="00411527" fo:background-color="#ffff00" loext:char-shading-value="0"/>
    </style:style>
    <style:style style:name="T18" style:family="text">
      <style:text-properties officeooo:rsid="0042b106" fo:background-color="#ffff00" loext:char-shading-value="0"/>
    </style:style>
    <style:style style:name="T19" style:family="text">
      <style:text-properties officeooo:rsid="0043df42" fo:background-color="#ffff00" loext:char-shading-value="0"/>
    </style:style>
    <style:style style:name="T20" style:family="text">
      <style:text-properties officeooo:rsid="00459269" fo:background-color="#ffff00" loext:char-shading-value="0"/>
    </style:style>
    <style:style style:name="T21" style:family="text">
      <style:text-properties officeooo:rsid="0046be29" fo:background-color="#ffff00" loext:char-shading-value="0"/>
    </style:style>
    <style:style style:name="T22" style:family="text">
      <style:text-properties officeooo:rsid="00478e00" fo:background-color="#ffff00" loext:char-shading-value="0"/>
    </style:style>
    <style:style style:name="T23" style:family="text">
      <style:text-properties officeooo:rsid="004809f8" fo:background-color="#ffff00" loext:char-shading-value="0"/>
    </style:style>
    <style:style style:name="T24" style:family="text">
      <style:text-properties officeooo:rsid="00499d75" fo:background-color="#ffff00" loext:char-shading-value="0"/>
    </style:style>
    <style:style style:name="T25" style:family="text">
      <style:text-properties officeooo:rsid="003f0e0b"/>
    </style:style>
    <style:style style:name="T26" style:family="text">
      <style:text-properties officeooo:rsid="003f44ca"/>
    </style:style>
    <style:style style:name="T27" style:family="text">
      <style:text-properties officeooo:rsid="004090e5"/>
    </style:style>
    <style:style style:name="T28" style:family="text">
      <style:text-properties officeooo:rsid="004b78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SS” = small-scale, covers large area (e.g., western US) with little detail</text:p>
      <text:p text:style-name="P3">“<text:span text:style-name="T1">LS” = large-scale, covers small area (e.g., river basin) with more detail</text:span></text:p>
      <text:p text:style-name="P3">“<text:span text:style-name="T7">MS”= medium-scale, intermediate between SS and LS</text:span></text:p>
      <text:p text:style-name="P2"/>
      <text:p text:style-name="P2"/>
      <text:list xml:id="list3872371878" text:style-name="L1">
        <text:list-item>
          <text:p text:style-name="P8">SSmap01 (<text:span text:style-name="T8">adapted from old</text:span> <text:span text:style-name="T3">FHIM_Meko.jpg</text:span><text:span text:style-name="T8">) </text:span>: <text:s/>River basins, &amp; rivers, 37 tree-ring sites, 73 precipitation stations, 32 temperature stations <text:span text:style-name="T8">[this should be our final version of the map]</text:span></text:p>
        </text:list-item>
        <text:list-item>
          <text:p text:style-name="P9">SSmap02: Like SSmap01, except <text:span text:style-name="T9">instead of points for 37 tree-ring sites </text:span>only those 4 tree-ring sites for which we have the combination of RW, EW, LW and DB. <text:s/><text:span text:style-name="T9">See SSmap02_index.txt </text:span><text:span text:style-name="T10">for which of the 37 sites these are, and TreeRingSiteMeta for the coordinates (lat,lon)</text:span></text:p>
        </text:list-item>
        <text:list-item>
          <text:p text:style-name="P8">LSmap01: River basins &amp; rivers, 2 streamgage locations, 20 <text:s/>points for water-balance modeling (Model points). <text:span text:style-name="T4">Color coding of the 20 points as High, Middle and Low elevation with cutoffs 2300 m and 1700 m. This gives 8 high, 10 middle and 2 low. </text:span></text:p>
        </text:list-item>
        <text:list-item>
          <text:p text:style-name="P10">MSmap01: <text:s/>37 Tree-ring sites, basins, rivers with the 2 gages, . See MapLimits2023.txt, MSmap01, for map limits. Tree-ring sites green triangles as in SSmap01</text:p>
        </text:list-item>
        <text:list-item>
          <text:p text:style-name="P11"><text:span text:style-name="T5">MSmap02: </text:span><text:span text:style-name="T6">Tree-ring sites in PCs used for reconstruction 1876RLP. </text:span><text:span text:style-name="T5"><text:s/>like MSmap01, except that tree-ring sites greyed out if not in the model I am illustrating, and otherwise color-coded to show the type of tree-variable represented at the site.:</text:span></text:p>
          <text:list>
            <text:list-item>
              <text:p text:style-name="P10">green=total width only <text:s/>(8 sites)</text:p>
            </text:list-item>
            <text:list-item>
              <text:p text:style-name="P10">blue = <text:s/>earlywood width, only <text:s/>EW (1 site)</text:p>
            </text:list-item>
            <text:list-item>
              <text:p text:style-name="P10">red = latewood width only , LW (1 site)</text:p>
            </text:list-item>
            <text:list-item>
              <text:p text:style-name="P10">orange = delta-blue onl (no sites in MS<text:span text:style-name="T6">map01)</text:span></text:p>
            </text:list-item>
            <text:list-item>
              <text:p text:style-name="P14"><text:span text:style-name="T12">magenta</text:span><text:span text:style-name="T11"> = combo, or more than one type of tree-ring variable; in MSmap02 this is 1 site that has both delta-blue and LW</text:span></text:p>
            </text:list-item>
          </text:list>
        </text:list-item>
        <text:list-item>
          <text:p text:style-name="P17"><text:span text:style-name="T1">SSmap0</text:span><text:span text:style-name="T25">3. Like SSmap01, except 31 instead of 37 tree-ring sites plotted. These are the chronologies that all go back to at least year 1685. See metadata file treeMetaTreeRO1685S.txt for the coordinates of the 31 chronologies. </text:span><text:span text:style-name="T28">Redo this to make sure all P and all T stations show. In other words, might need to jiggle some P locations so that P symbol not overwritten by T symbol.</text:span></text:p>
        </text:list-item>
        <text:list-item>
          <text:p text:style-name="P13">LSmap02. <text:s/>Like LSmap01, except for the following:</text:p>
          <text:list>
            <text:list-item>
              <text:p text:style-name="P12"><text:span text:style-name="T25">Instead of one stream gage, 3 streamgages, at location</text:span><text:span text:style-name="T26">s listed in file: StreamGage3Meta.ods. </text:span><text:span text:style-name="T27">No need to number or label these gages, but may need to reduce size of symbol</text:span></text:p>
            </text:list-item>
            <text:list-item>
              <text:p text:style-name="P4"><text:span text:style-name="T15">Annotate </text:span><text:span text:style-name="T14">point </text:span><text:span text:style-name="T15">“#7” <text:s/>and </text:span><text:span text:style-name="T14">place arrow </text:span><text:span text:style-name="T15">to the point. </text:span><text:span text:style-name="T13"><text:line-break/></text:span></text:p>
            </text:list-item>
          </text:list>
        </text:list-item>
        <text:list-item>
          <text:p text:style-name="P5"><text:span text:style-name="T17">Bar01: <text:s/>Bar plot showing change in reconstruction model performance as function of size of pool of potential predictors, <text:s/>See Bar01.mat for dat</text:span><text:span text:style-name="T19">a</text:span><text:span text:style-name="T17">, </text:span></text:p>
        </text:list-item>
        <text:list-item>
          <text:p text:style-name="P6"><text:span text:style-name="T18">MSmap03. Strength of runoff signal in direct Point-7 SSRs. Data in MSmap03_Data1.txt. </text:span><text:span text:style-name="T20">Sketch in MSmap03_Screengrab. </text:span><text:span text:style-name="T18"><text:s/>Symbols open circles size-coded according to adjusted R-squared of model and color coded (green=positive, orange=negative) according to sign of first predictor to enter model. </text:span><text:span text:style-name="T19">Size so zero R2a still has a small symbol. Also include symbols for those sites not accepted for modeling, but those should be gray and with the smallest size. </text:span><text:span text:style-name="T20">No need to put streamgage locations on this MS map. Add asterisk, labeled, at “Point 7”. </text:span><text:span text:style-name="T21"><text:s/></text:span><text:span text:style-name="T24">In key for symbol size, use different sizes corresponding to R2a = 0, 0.20 <text:s/>, 0.40 and 0.60</text:span></text:p>
        </text:list-item>
        <text:list-item>
          <text:p text:style-name="P7"><text:span text:style-name="T18">MSmap0</text:span><text:span text:style-name="T23">4</text:span><text:span text:style-name="T18">. Strength of </text:span><text:span text:style-name="T21">warm-season temperature </text:span><text:span text:style-name="T18">signal in </text:span><text:span text:style-name="T21">in</text:span><text:span text:style-name="T18">direct Point-7 SSRs. Data in MSmap0</text:span><text:span text:style-name="T21">4</text:span><text:span text:style-name="T18">_Data1.txt. </text:span><text:span text:style-name="T21">No screengrab sketch, but picture similar. Rest of instructions same as for MSmap03.</text:span><text:span text:style-name="T20"> </text:span><text:span text:style-name="T18"><text:s/></text:span><text:span text:style-name="T20"><text:s/></text:span></text:p>
        </text:list-item>
        <text:list-item>
          <text:p text:style-name="P15"><text:soft-page-break/>Bar02. Bar plot showing three-century context of calibration-period droughts by direct and indirect reconstruction.</text:p>
        </text:list-item>
        <text:list-item>
          <text:p text:style-name="P7"><text:span text:style-name="T22">Bar03. Bar chart showing indirect-modeled sensititivity of reconstructed extreme droughts to warming of air temperature and lowering of soil water capacity in the past.</text:span><text:span text:style-name="T16"><text:line-break/></text:span></text:p>
          <text:p text:style-name="P1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fca9f"/>
    </style:style>
    <style:style style:name="MT1" style:family="text">
      <style:text-properties officeooo:rsid="002d83c3"/>
    </style:style>
    <style:style style:name="MT2" style:family="text">
      <style:text-properties officeooo:rsid="001fca9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pList</text:span><text:span text:style-name="MT2">.odt<text:tab/></text:span><text:span text:style-name="MT2"><text:page-number text:select-page="current">2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e Meko</meta:initial-creator>
    <meta:creation-date>2023-02-25T19:54:57.570003722</meta:creation-date>
    <dc:date>2023-06-22T21:34:20.519257283</dc:date>
    <dc:creator>Dave Meko</dc:creator>
    <meta:editing-duration>PT20H40M30S</meta:editing-duration>
    <meta:editing-cycles>32</meta:editing-cycles>
    <meta:generator>LibreOffice/6.4.7.2$Linux_X86_64 LibreOffice_project/40$Build-2</meta:generator>
    <meta:printed-by>Dave Meko</meta:printed-by>
    <meta:print-date>2023-02-27T11:59:41.743461639</meta:print-date>
    <meta:document-statistic meta:table-count="0" meta:image-count="0" meta:object-count="0" meta:page-count="2" meta:paragraph-count="23" meta:word-count="581" meta:character-count="3533" meta:non-whitespace-character-count="2971"/>
  </office:meta>
</office:document-meta>
</file>